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co19" style:family="table-column">
      <style:table-column-properties fo:break-before="auto" style:column-width="1.1783in"/>
    </style:style>
    <style:style style:name="co20" style:family="table-column">
      <style:table-column-properties fo:break-before="auto" style:column-width="1.65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36"/>
    <style:style style:name="ce15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 style:data-style-name="N49">
      <style:text-properties fo:font-size="12pt" style:font-size-asian="12pt" style:font-size-complex="12pt"/>
    </style:style>
    <style:style style:name="ce27" style:family="table-cell" style:parent-style-name="Default" style:data-style-name="N49"/>
    <style:style style:name="ce12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8" style:family="table-cell" style:parent-style-name="Default" style:data-style-name="N49">
      <style:text-properties fo:font-size="12pt" style:font-size-asian="12pt" style:font-size-complex="12pt"/>
    </style:style>
    <style:style style:name="ce29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2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1" table:number-columns-repeated="1019" table:default-cell-style-name="ce12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20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20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20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20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47" calcext:value-type="float">
            <text:p>4047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92" calcext:value-type="float">
            <text:p>92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2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2"/>
        <table:table-column table:style-name="co15" table:default-cell-style-name="ce28"/>
        <table:table-column table:style-name="co16" table:default-cell-style-name="ce12"/>
        <table:table-column table:style-name="co1" table:number-columns-repeated="1021" table:default-cell-style-name="ce12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4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ecks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.7" calcext:value-type="float">
            <text:p>17.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4" table:formula="of:=SUM([.C3:.C77])" office:value-type="float" office:value="4047.41" calcext:value-type="float">
            <text:p>4047.4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6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87])" office:value-type="float" office:value="3562.13" calcext:value-type="float">
            <text:p>3562.13</text:p>
          </table:table-cell>
          <table:table-cell table:number-columns-repeated="6"/>
        </table:table-row>
        <table:table-row table:style-name="ro2" table:number-rows-repeated="104847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29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racc pap amount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reet roots old town crier</text:p>
          </table:table-cell>
          <table:table-cell table:style-name="Default" office:value-type="string" calcext:value-type="string">
            <text:p>2025-07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7.39" calcext:value-type="float">
            <text:p>7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7.39" calcext:value-type="float">
            <text:p>7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7.24" calcext:value-type="float">
            <text:p>7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0.36" calcext:value-type="float">
            <text:p>0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0.41" calcext:value-type="float">
            <text:p>0.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0.81" calcext:value-type="float">
            <text:p>0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formula="of:=SUM([.C9:.C46])" office:value-type="float" office:value="911.08" calcext:value-type="float">
            <text:p>911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9.97" calcext:value-type="float">
            <text:p>99.97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float" office:value="51.95" calcext:value-type="float">
            <text:p>51.9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float" office:value="19.94" calcext:value-type="float">
            <text:p>19.94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 table:number-columns-repeated="2"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03.23" calcext:value-type="float">
            <text:p>103.23</text:p>
          </table:table-cell>
          <table:table-cell/>
          <table:table-cell office:value-type="float" office:value="103.23" calcext:value-type="float">
            <text:p>103.23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79.97" calcext:value-type="float">
            <text:p>179.97</text:p>
          </table:table-cell>
          <table:table-cell/>
          <table:table-cell office:value-type="float" office:value="179.97" calcext:value-type="float">
            <text:p>179.97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float" office:value="336.11" calcext:value-type="float">
            <text:p>336.11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float" office:value="29.29" calcext:value-type="float">
            <text:p>29.29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/>
          <table:table-cell office:value-type="float" office:value="322.5" calcext:value-type="float">
            <text:p>322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 table:number-columns-repeated="2"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11.09" calcext:value-type="float">
            <text:p>11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9.95" calcext:value-type="float">
            <text:p>9.95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formula="of:=SUM([.C48:.C64])" office:value-type="float" office:value="1683.44" calcext:value-type="float">
            <text:p>1683.44</text:p>
          </table:table-cell>
          <table:table-cell table:number-columns-repeated="2"/>
          <table:table-cell table:formula="of:=SUM([.E48:.E64])" office:value-type="float" office:value="1220.96" calcext:value-type="float">
            <text:p>122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139.85" calcext:value-type="float">
            <text:p>139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85.25" calcext:value-type="float">
            <text:p>85.25</text:p>
          </table:table-cell>
          <table:table-cell table:number-columns-repeated="2"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ccc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mccc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76])" office:value-type="float" office:value="4792.77" calcext:value-type="float">
            <text:p>4792.77</text:p>
          </table:table-cell>
          <table:table-cell/>
          <table:table-cell table:formula="of:=SUM([.E1:.E76])" office:value-type="float" office:value="2820.96" calcext:value-type="float">
            <text:p>2820.96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-2797.08" calcext:value-type="float">
            <text:p>-2797.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/>
          <table:table-cell table:number-columns-repeated="3"/>
          <table:table-cell office:value-type="string" calcext:value-type="string">
            <text:p>(total of $5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 paid to Street Roots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-1350" calcext:value-type="float">
            <text:p>-1350</text:p>
          </table:table-cell>
          <table:table-cell table:number-columns-repeated="2"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 2025-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paid to Futel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-3650" calcext:value-type="float">
            <text:p>-3650</text:p>
          </table:table-cell>
          <table:table-cell table:number-columns-repeated="2"/>
          <table:table-cell office:value-type="string" calcext:value-type="string">
            <text:p>racc pap</text:p>
          </table:table-cell>
          <table:table-cell office:value-type="string" calcext:value-type="string">
            <text:p>still held by ptp 2025-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705" calcext:value-type="float">
            <text:p>-1705</text:p>
          </table:table-cell>
          <table:table-cell table:number-columns-repeated="2"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cc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-1600" calcext:value-type="float">
            <text:p>-1600</text:p>
          </table:table-cell>
          <table:table-cell table:number-columns-repeated="2"/>
          <table:table-cell office:value-type="string" calcext:value-type="string">
            <text:p>mccc</text:p>
          </table:table-cell>
          <table:table-cell office:value-type="string" calcext:value-type="string">
            <text:p>still held by ptp 2025-08-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raphael pay phone rental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82:.C91])" office:value-type="float" office:value="-12228.08" calcext:value-type="float">
            <text:p>-12228.08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78];[.C92])" office:value-type="float" office:value="-7435.31" calcext:value-type="float">
            <text:p>-7435.3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12:40:16.129384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7T13:00:08.114359931</dc:date>
    <meta:editing-duration>P6DT14H32M3S</meta:editing-duration>
    <meta:editing-cycles>719</meta:editing-cycles>
    <meta:generator>LibreOffice/25.8.2.2$Linux_X86_64 LibreOffice_project/580$Build-2</meta:generator>
    <meta:document-statistic meta:table-count="11" meta:cell-count="2634" meta:object-count="0"/>
  </office:meta>
</office:document-meta>
</file>